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986in" style:rel-column-width="18913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3.0514in" style:rel-column-width="2887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2e3b3d" officeooo:paragraph-rsid="002e3b3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1a0c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30ae7b" officeooo:paragraph-rsid="0030ae7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11a0c7" officeooo:paragraph-rsid="0011a0c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2eb579" officeooo:paragraph-rsid="0011a0c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30ae7b" officeooo:paragraph-rsid="0030ae7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3135e9" officeooo:paragraph-rsid="003135e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3202e5" officeooo:paragraph-rsid="003202e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374a75" officeooo:paragraph-rsid="00374a75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0" fo:font-size="14pt" fo:letter-spacing="normal" officeooo:rsid="00374a75" officeooo:paragraph-rsid="0038a69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3fcf3e" officeooo:paragraph-rsid="003fcf3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1cd1d" officeooo:paragraph-rsid="0041cd1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0" fo:font-size="14pt" fo:letter-spacing="normal" officeooo:rsid="004417be" officeooo:paragraph-rsid="004417b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0" fo:font-size="14pt" fo:letter-spacing="normal" officeooo:rsid="004417be" officeooo:paragraph-rsid="004a3d1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45274" officeooo:paragraph-rsid="0044527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45274" officeooo:paragraph-rsid="006bcb6a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45274" officeooo:paragraph-rsid="006cd8d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45274" officeooo:paragraph-rsid="0074b9f3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758d8" officeooo:paragraph-rsid="004758d8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4b639d" officeooo:paragraph-rsid="004b639d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50876c" officeooo:paragraph-rsid="0050876c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54292c" officeooo:paragraph-rsid="0054292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6cd8df" officeooo:paragraph-rsid="006cd8df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6e1c0c" officeooo:paragraph-rsid="00445274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6e1c0c" officeooo:paragraph-rsid="006e1c0c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6e7edd" officeooo:paragraph-rsid="006f2f5a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style:font-name="0" fo:font-size="14pt" fo:letter-spacing="normal" officeooo:rsid="006e7edd" officeooo:paragraph-rsid="0044527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officeooo:paragraph-rsid="00445274"/>
    </style:style>
    <style:style style:name="P29" style:family="paragraph" style:parent-style-name="Standard">
      <style:paragraph-properties fo:text-align="start" style:justify-single-word="false"/>
      <style:text-properties officeooo:paragraph-rsid="006f2f5a"/>
    </style:style>
    <style:style style:name="P30" style:family="paragraph" style:parent-style-name="Standard">
      <style:paragraph-properties fo:text-align="start" style:justify-single-word="false"/>
      <style:text-properties fo:color="#c9211e" style:font-name="0" fo:font-size="14pt" fo:letter-spacing="normal" officeooo:rsid="00445274" officeooo:paragraph-rsid="0045c489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c9211e" style:font-name="0" fo:font-size="14pt" fo:letter-spacing="normal" officeooo:rsid="00445274" officeooo:paragraph-rsid="0074b9f3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0"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0" fo:font-size="14pt" officeooo:paragraph-rsid="003f497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0" fo:font-size="14pt" officeooo:rsid="003afc11" officeooo:paragraph-rsid="003afc11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0" fo:font-size="14pt" officeooo:rsid="0049b556" officeooo:paragraph-rsid="0049b556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0" fo:font-size="14pt" officeooo:rsid="004a3d11" officeooo:paragraph-rsid="004a3d11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c9211e" style:font-name="0" fo:font-size="14pt" officeooo:rsid="0049b556" officeooo:paragraph-rsid="004d1f55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rsid="006e7edd" officeooo:paragraph-rsid="006e7edd"/>
    </style:style>
    <style:style style:name="T1" style:family="text">
      <style:text-properties fo:color="#000000" style:font-name="0" fo:letter-spacing="normal"/>
    </style:style>
    <style:style style:name="T2" style:family="text">
      <style:text-properties fo:color="#000000" style:font-name="0" fo:letter-spacing="normal" officeooo:rsid="0011a0c7"/>
    </style:style>
    <style:style style:name="T3" style:family="text">
      <style:text-properties fo:color="#000000" style:font-name="0" fo:letter-spacing="normal" officeooo:rsid="002eb579"/>
    </style:style>
    <style:style style:name="T4" style:family="text">
      <style:text-properties fo:color="#000000" style:font-name="0" fo:letter-spacing="normal" officeooo:rsid="003202e5"/>
    </style:style>
    <style:style style:name="T5" style:family="text">
      <style:text-properties fo:color="#000000" style:font-name="0" fo:letter-spacing="normal" officeooo:rsid="00334f8b"/>
    </style:style>
    <style:style style:name="T6" style:family="text">
      <style:text-properties fo:color="#000000" style:font-name="0" fo:font-size="14pt" fo:letter-spacing="normal" officeooo:rsid="006e1c0c" style:font-size-asian="14pt" style:font-size-complex="14pt"/>
    </style:style>
    <style:style style:name="T7" style:family="text">
      <style:text-properties fo:color="#000000" style:font-name="0" fo:font-size="14pt" fo:letter-spacing="normal" officeooo:rsid="006e7edd" style:font-size-asian="14pt" style:font-size-complex="14pt"/>
    </style:style>
    <style:style style:name="T8" style:family="text">
      <style:text-properties officeooo:rsid="0011a0c7"/>
    </style:style>
    <style:style style:name="T9" style:family="text">
      <style:text-properties officeooo:rsid="003202e5"/>
    </style:style>
    <style:style style:name="T10" style:family="text">
      <style:text-properties officeooo:rsid="003135e9"/>
    </style:style>
    <style:style style:name="T11" style:family="text">
      <style:text-properties officeooo:rsid="0035d963"/>
    </style:style>
    <style:style style:name="T12" style:family="text">
      <style:text-properties officeooo:rsid="003f497c"/>
    </style:style>
    <style:style style:name="T13" style:family="text">
      <style:text-properties officeooo:rsid="004417be"/>
    </style:style>
    <style:style style:name="T14" style:family="text">
      <style:text-properties officeooo:rsid="004a3d11"/>
    </style:style>
    <style:style style:name="T15" style:family="text">
      <style:text-properties officeooo:rsid="00536eb9"/>
    </style:style>
    <style:style style:name="T16" style:family="text">
      <style:text-properties officeooo:rsid="00548d45"/>
    </style:style>
    <style:style style:name="T17" style:family="text">
      <style:text-properties officeooo:rsid="0065a92d"/>
    </style:style>
    <style:style style:name="T18" style:family="text">
      <style:text-properties officeooo:rsid="006bcb6a"/>
    </style:style>
    <style:style style:name="T19" style:family="text">
      <style:text-properties officeooo:rsid="006cd8df"/>
    </style:style>
    <style:style style:name="T20" style:family="text">
      <style:text-properties officeooo:rsid="006e0a58"/>
    </style:style>
    <style:style style:name="T21" style:family="text">
      <style:text-properties officeooo:rsid="006e7edd"/>
    </style:style>
    <style:style style:name="T22" style:family="text">
      <style:text-properties officeooo:rsid="0074b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日常学习日记</text:p>
      <text:p text:style-name="P2"><text:span text:style-name="T8">一、</text:span><text:span text:style-name="T2">提高语义分割的速度</text:span></text:p>
      <text:p text:style-name="P4">测试一：每隔几帧，进行一次语义分割</text:p>
      <text:p text:style-name="P4">测试二：只对关键帧进行语义分割</text:p>
      <text:p text:style-name="P2"><text:span text:style-name="T2">只对关键帧进行语义分割，得到</text:span><text:span text:style-name="T3">mask，在两个关键帧之间的普通帧都使用同一个mask，测试效果</text:span></text:p>
      <text:p text:style-name="P5"/>
      <text:p text:style-name="P5">四月三日</text:p>
      <text:p text:style-name="P3"><text:span text:style-name="T1"><text:tab/>1.</text:span><text:span text:style-name="T4">systerm类中增加一个成员变量mTrackedKeyFrame，以及对应的调用函数，</text:span><text:span text:style-name="T5">可以用来检测当前帧是否为关键帧</text:span></text:p>
      <text:p text:style-name="P6"/>
      <text:p text:style-name="P6"><text:tab/>2.写一个读取图片的代码，把mask图片显示出来，<text:span text:style-name="T10">读取文件夹中的mask图片时，设置0，将图片转成单通道 <text:s text:c="13"/></text:span></text:p>
      <text:p text:style-name="P7">image = cv::imread(file_path.string(), 0); </text:p>
      <text:p text:style-name="P7"/>
      <text:p text:style-name="P7">四月四日</text:p>
      <text:p text:style-name="P8">1检查dynaslam为什么运行到后面就跟踪失败</text:p>
      <text:p text:style-name="P7">原因：改代码的时候把mask的定义放在循环外面，在循环结束没有清零，导致输入到算法内的<text:span text:style-name="T9">mask是错误的</text:span></text:p>
      <text:p text:style-name="P7">修改：循环结束将<text:span text:style-name="T9">mask.</text:span><text:span text:style-name="T11">setTo(1)</text:span><text:span text:style-name="T9">，代码正常运行</text:span></text:p>
      <text:p text:style-name="P9">2.对比orb2,dyna,modify_dyna的精度，时间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11900790768">
          <table:table-cell table:style-name="Table1.A1" table:number-columns-spanned="3" office:value-type="string">
            <text:p text:style-name="P10">f3w_xyz时间28.83s</text:p>
          </table:table-cell>
          <table:covered-table-cell/>
          <table:covered-table-cell/>
        </table:table-row>
        <table:table-row table:style-name="TableLine94511900014560">
          <table:table-cell table:style-name="Table1.A2" office:value-type="string">
            <text:p text:style-name="P32">算法</text:p>
          </table:table-cell>
          <table:table-cell table:style-name="Table1.A2" office:value-type="string">
            <text:p text:style-name="P32">时间/s</text:p>
          </table:table-cell>
          <table:table-cell table:style-name="Table1.C2" office:value-type="string">
            <text:p text:style-name="P37">rmse</text:p>
          </table:table-cell>
        </table:table-row>
        <table:table-row table:style-name="TableLine94511900319168">
          <table:table-cell table:style-name="Table1.A2" office:value-type="string">
            <text:p text:style-name="P10">orb2</text:p>
          </table:table-cell>
          <table:table-cell table:style-name="Table1.A2" office:value-type="string">
            <text:p text:style-name="P34">46.46</text:p>
          </table:table-cell>
          <table:table-cell table:style-name="Table1.C2" office:value-type="string">
            <text:p text:style-name="P35">0.8946</text:p>
          </table:table-cell>
        </table:table-row>
        <table:table-row table:style-name="TableLine94511900321264">
          <table:table-cell table:style-name="Table1.A2" office:value-type="string">
            <text:p text:style-name="P10">dyna</text:p>
          </table:table-cell>
          <table:table-cell table:style-name="Table1.A2" office:value-type="string">
            <text:p text:style-name="P32">4512.99</text:p>
          </table:table-cell>
          <table:table-cell table:style-name="Table1.C2" office:value-type="string">
            <text:p text:style-name="P35">0.0151</text:p>
          </table:table-cell>
        </table:table-row>
        <table:table-row table:style-name="TableLine94511900431472">
          <table:table-cell table:style-name="Table1.A2" office:value-type="string">
            <text:p text:style-name="P10">key<text:span text:style-name="T13">frame</text:span></text:p>
          </table:table-cell>
          <table:table-cell table:style-name="Table1.A2" office:value-type="string">
            <text:p text:style-name="P33">972.39</text:p>
          </table:table-cell>
          <table:table-cell table:style-name="Table1.C2" office:value-type="string">
            <text:p text:style-name="P35">0.01<text:span text:style-name="T17">57</text:span></text:p>
          </table:table-cell>
        </table:table-row>
        <table:table-row table:style-name="TableLine94511899482160">
          <table:table-cell table:style-name="Table1.A2" office:value-type="string">
            <text:p text:style-name="P13">fixed_f_5</text:p>
          </table:table-cell>
          <table:table-cell table:style-name="Table1.A2" office:value-type="string">
            <text:p text:style-name="P33">933.461</text:p>
          </table:table-cell>
          <table:table-cell table:style-name="Table1.C2" office:value-type="string">
            <text:p text:style-name="P35">0.0153</text:p>
          </table:table-cell>
        </table:table-row>
        <table:table-row table:style-name="TableLine94511899483024">
          <table:table-cell table:style-name="Table1.A2" office:value-type="string">
            <text:p text:style-name="P14">fixed_f_<text:span text:style-name="T14">7</text:span></text:p>
          </table:table-cell>
          <table:table-cell table:style-name="Table1.A2" office:value-type="string">
            <text:p text:style-name="P33">860.469</text:p>
          </table:table-cell>
          <table:table-cell table:style-name="Table1.C2" office:value-type="string">
            <text:p text:style-name="P36">0.0152</text:p>
          </table:table-cell>
        </table:table-row>
        <table:table-row table:style-name="TableLine94511899483984">
          <table:table-cell table:style-name="Table1.A2" office:value-type="string">
            <text:p text:style-name="P13">fixed_f_10</text:p>
          </table:table-cell>
          <table:table-cell table:style-name="Table1.A2" office:value-type="string">
            <text:p text:style-name="P33">841.348</text:p>
          </table:table-cell>
          <table:table-cell table:style-name="Table1.C2" office:value-type="string">
            <text:p text:style-name="P35">0.0172</text:p>
          </table:table-cell>
        </table:table-row>
      </table:table>
      <text:p text:style-name="P9"/>
      <text:p text:style-name="P20">固定帧进行语义分割，对低速场景比较适合</text:p>
      <text:p text:style-name="P9">3.将代码上传到github,以后的代码使用git管理</text:p>
      <text:p text:style-name="P9"/>
      <text:p text:style-name="P9"><text:soft-page-break/>四月五<text:span text:style-name="T15">，六</text:span>日</text:p>
      <text:p text:style-name="P11">继续尝试上传git</text:p>
      <text:p text:style-name="P9"><text:span text:style-name="T12">1.</text:span>使用固定帧进行语义分割<text:span text:style-name="T12">，测试不同的间隔，对精度和时间的影响</text:span></text:p>
      <text:p text:style-name="P12">2.如果图片中没有检测到动态目标，则进行普通的orb2模式的跟踪</text:p>
      <text:p text:style-name="P21">语义网络没有检测到动态目标之后，开始使用视觉差分法（或者光流，多视图，目标检测耗时少）进行动态目标的简单检测，然后使用普通的drb2模式进行跟踪，如果检测到动态的区域，立刻切换成语义分割</text:p>
      <text:p text:style-name="P22">3.语义分割结果发现图片中没有动态区域了，切换到视觉差分法检测动态点</text:p>
      <text:p text:style-name="P22">使用视觉差分法检测两幅图片中的动态特征点，对于检测出的动态特征点需要进行一次筛选，深度大于一定阈值的删掉，动态特征点周围的邻域内没有特征点也删掉，筛选过后的特征点进行统计，如果点数大于某个阈值则判断当前图片中出现动态物体，切换到语义分割进行动态点检测</text:p>
      <text:p text:style-name="P22"/>
      <text:p text:style-name="P22">换网络<text:span text:style-name="T16">，使用关键帧进行分割，使用简单的动态监策略</text:span></text:p>
      <text:p text:style-name="P22"/>
      <text:p text:style-name="P22"/>
      <text:p text:style-name="P22"/>
      <text:p text:style-name="P22">这周的工作</text:p>
      <text:p text:style-name="P23">1.回顾了下dynaslam的代码，着重看了多视图几何检测动态区域部分</text:p>
      <text:p text:style-name="P23">2.测试了只对关键帧和固定帧进行slam，并将代码上传到github</text:p>
      <text:p text:style-name="P23">3.配置yolov5目标检测环境</text:p>
      <text:p text:style-name="P22"/>
      <text:p text:style-name="P22">后面的大致方向</text:p>
      <text:p text:style-name="P23">1.将<text:span text:style-name="T20">yolov5嵌入到dynaslam中</text:span></text:p>
      <text:p text:style-name="P18"><text:span text:style-name="T22">2</text:span><text:span text:style-name="T18">.</text:span>物体框过大可以使用语义分割进一步分割，物体框比较小可以不用语义分割，没有动态物体的时候，直接切换到多视图几何模型或者光流法，如果检测到动态区域超过一定阈值，在重新启用目标检测</text:p>
      <text:p text:style-name="P31">重要参数设置，动态区域占比</text:p>
      <text:p text:style-name="P18"><text:span text:style-name="T19">3</text:span><text:span text:style-name="T18">.</text:span>使用目标检测网络，删掉的特征点太多,考虑下，怎么在检测框内再进行一次细致的语义分割，或者其他的算法可以将人与背景分开的技术（Detect-SLAM中的图割法）</text:p>
      <text:p text:style-name="P16"><text:span text:style-name="T22">4</text:span>.上面三步依然是对每一帧都进行处理，接下来开始只对关键帧处理，思考如何将物体的移动概率考虑进来，使得两次mask之间不使用一模一样的mask进行<text:soft-page-break/>slam,而是根据计算得到的移动概率，动态调整mask，可以参考Detect-SLAM论文和代码</text:p>
      <text:p text:style-name="P17"/>
      <text:p text:style-name="P30"/>
      <text:p text:style-name="P15"/>
      <text:p text:style-name="P24">yolov5需要python3.8的环境，maskrcnn需要2.7的环境，同时将两者融入slam中，环境的配置以及代码的编写必定是个大问题</text:p>
      <text:p text:style-name="P24"/>
      <text:p text:style-name="P28"><text:span text:style-name="T6">另辟蹊径，将yolov5与dynaslam解耦开，使用UNIX域的socket实现两个进程之间的通信，使用bash脚本一键启动两个conda环境，同时运行两个工程，</text:span><text:span text:style-name="T7">socket通信可以将</text:span><text:span text:style-name="T6">yolov5检测的txt结果实时传输给dynaslam,进行进一步操作</text:span></text:p>
      <text:p text:style-name="P24"/>
      <text:p text:style-name="P24">不仅如此，yolov5还可以调用摄像头进行目标检测，可以考虑将图片和txt信息同时送入dynaslam中，这样就可以使用自己的摄像头来进行slam</text:p>
      <text:p text:style-name="P24"/>
      <text:p text:style-name="P29"><text:span text:style-name="T6">实现</text:span><text:span text:style-name="T7">yolov5，maskrcnn，多视图几何，orb同时运行，可以在salm中控制socket的开启与关闭</text:span></text:p>
      <text:p text:style-name="P26">结合上次的思想，使用动态区域的大小来动态切换运行模式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511901041312">
          <table:table-cell table:style-name="Table2.A1" office:value-type="string">
            <text:p text:style-name="P38">动态阈值d</text:p>
          </table:table-cell>
          <table:table-cell table:style-name="Table2.A1" office:value-type="string">
            <text:p text:style-name="P39">0&lt;d&lt;0.1</text:p>
          </table:table-cell>
          <table:table-cell table:style-name="Table2.A1" office:value-type="string">
            <text:p text:style-name="P39">0.1&lt;d&lt;0.4</text:p>
          </table:table-cell>
          <table:table-cell table:style-name="Table2.D1" office:value-type="string">
            <text:p text:style-name="P39">0.4&lt;d&lt;0.7</text:p>
          </table:table-cell>
        </table:table-row>
        <table:table-row table:style-name="TableLine94511899490272">
          <table:table-cell table:style-name="Table2.A2" office:value-type="string">
            <text:p text:style-name="P38">运行模式</text:p>
          </table:table-cell>
          <table:table-cell table:style-name="Table2.A2" office:value-type="string">
            <text:p text:style-name="P39">多视图+orb</text:p>
            <text:p text:style-name="P39">无mask</text:p>
          </table:table-cell>
          <table:table-cell table:style-name="Table2.A2" office:value-type="string">
            <text:p text:style-name="P39">yolo框+多视图得到mask</text:p>
          </table:table-cell>
          <table:table-cell table:style-name="Table2.D2" office:value-type="string">
            <text:p text:style-name="P38">对<text:span text:style-name="T21">yolo框语义分割+多视图得到mask</text:span></text:p>
          </table:table-cell>
        </table:table-row>
      </table:table>
      <text:p text:style-name="P27"/>
      <text:p text:style-name="P27">对与网上的那个毕业设计的策略，加入特征点既在动态框又在静态框就当成静态点，这个策略在人脸上的特征点在静态框内时就会被当成静态点，导致判断错误，这里可以使用前后背景分离，在分离线上的点不要，或者深度变化较大的分界线上的点不要，也可以使用深度区域生长，生长边界附近的点不要</text:p>
      <text:p text:style-name="P27"/>
      <text:p text:style-name="P27"/>
      <text:p text:style-name="P27"/>
      <text:p text:style-name="P25"/>
      <text:p text:style-name="P1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_35__5f_自定义版式_7e_LT_7e_Gliederung_20_1" style:display-name="5_自定义版式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5__5f_自定义版式_7e_LT_7e_Gliederung_20_2" style:display-name="5_自定义版式~LT~Gliederung 2" style:family="paragraph" style:parent-style-name="_35__5f_自定义版式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Gliederung_20_3" style:display-name="5_自定义版式~LT~Gliederung 3" style:family="paragraph" style:parent-style-name="_35__5f_自定义版式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5__5f_自定义版式_7e_LT_7e_Gliederung_20_4" style:display-name="5_自定义版式~LT~Gliederung 4" style:family="paragraph" style:parent-style-name="_35__5f_自定义版式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5__5f_自定义版式_7e_LT_7e_Gliederung_20_5" style:display-name="5_自定义版式~LT~Gliederung 5" style:family="paragraph" style:parent-style-name="_35__5f_自定义版式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Gliederung_20_6" style:display-name="5_自定义版式~LT~Gliederung 6" style:family="paragraph" style:parent-style-name="_35__5f_自定义版式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Gliederung_20_7" style:display-name="5_自定义版式~LT~Gliederung 7" style:family="paragraph" style:parent-style-name="_35__5f_自定义版式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Gliederung_20_8" style:display-name="5_自定义版式~LT~Gliederung 8" style:family="paragraph" style:parent-style-name="_35__5f_自定义版式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Gliederung_20_9" style:display-name="5_自定义版式~LT~Gliederung 9" style:family="paragraph" style:parent-style-name="_35__5f_自定义版式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自定义版式_7e_LT_7e_Titel" style:display-name="5_自定义版式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5__5f_自定义版式_7e_LT_7e_Untertitel" style:display-name="5_自定义版式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5__5f_自定义版式_7e_LT_7e_Notizen" style:display-name="5_自定义版式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5__5f_自定义版式_7e_LT_7e_Hintergrundobjekte" style:display-name="5_自定义版式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5__5f_自定义版式_7e_LT_7e_Hintergrund" style:display-name="5_自定义版式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1" style:display-name="标题和内容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9:22:11.121818168</meta:creation-date>
    <dc:date>2023-04-24T15:26:14.261690527</dc:date>
    <meta:editing-duration>P4DT8H45M44S</meta:editing-duration>
    <meta:editing-cycles>47</meta:editing-cycles>
    <meta:generator>LibreOffice/6.4.7.2$Linux_X86_64 LibreOffice_project/40$Build-2</meta:generator>
    <meta:document-statistic meta:table-count="2" meta:image-count="0" meta:object-count="0" meta:page-count="3" meta:paragraph-count="71" meta:word-count="1445" meta:character-count="1941" meta:non-whitespace-character-count="1921"/>
  </office:meta>
</office:document-meta>
</file>